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161in"/>
    </style:style>
    <style:style style:name="co3" style:family="table-column">
      <style:table-column-properties fo:break-before="auto" style:column-width="0.5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Định vị_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stt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exp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Quang</text:p>
          </table:table-cell>
          <table:table-cell office:value-type="string" calcext:value-type="string">
            <text:p>10-hourIndex + luniDay-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achHo</text:p>
          </table:table-cell>
          <table:table-cell office:value-type="string" calcext:value-type="string">
            <text:p>chiOfYearIndex + 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cSi</text:p>
          </table:table-cell>
          <table:table-cell office:value-type="string" calcext:value-type="string">
            <text:p>data[canOfYearIndex]</text:p>
          </table:table-cell>
          <table:table-cell office:value-type="string" calcext:value-type="string">
            <text:p>[2, 3, 5, 6, 5, 6, 8, 9, 11, 0]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atToa</text:p>
          </table:table-cell>
          <table:table-cell office:value-type="string" calcext:value-type="string">
            <text:p>10-luniMonthIndex-luniDay+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enh</text:p>
          </table:table-cell>
          <table:table-cell office:value-type="string" calcext:value-type="string">
            <text:p>truongSinh + k * 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nhPhu</text:p>
          </table:table-cell>
          <table:table-cell office:value-type="string" calcext:value-type="string">
            <text:p>locTon + k * 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Than</text:p>
          </table:table-cell>
          <table:table-cell office:value-type="string" calcext:value-type="string">
            <text:p>data[chiOfYearIndex]</text:p>
          </table:table-cell>
          <table:table-cell office:value-type="string" calcext:value-type="string">
            <text:p>[2, 2, 5, 5, 5, 8, 8, 8, 11, 11, 11, 2]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Mon</text:p>
          </table:table-cell>
          <table:table-cell office:value-type="string" calcext:value-type="string">
            <text:p>thienPhu + 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aiHao</text:p>
          </table:table-cell>
          <table:table-cell office:value-type="string" calcext:value-type="string">
            <text:p>locTon + k * 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aLa</text:p>
          </table:table-cell>
          <table:table-cell office:value-type="string" calcext:value-type="string">
            <text:p>locTon + 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aoHoa</text:p>
          </table:table-cell>
          <table:table-cell office:value-type="string" calcext:value-type="string">
            <text:p>data[chiOfYearIndex]</text:p>
          </table:table-cell>
          <table:table-cell office:value-type="string" calcext:value-type="string">
            <text:p>[9, 6, 3, 0, 9, 6, 3, 0, 9, 6, 3, 0]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uQuan</text:p>
          </table:table-cell>
          <table:table-cell office:value-type="string" calcext:value-type="string">
            <text:p>(dauQuanOption ==0 ? chiOfYearIndex: 0) - luniMonthIndex + hourIndex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eVuong</text:p>
          </table:table-cell>
          <table:table-cell office:value-type="string" calcext:value-type="string">
            <text:p>truongSinh + k * 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iaGiai</text:p>
          </table:table-cell>
          <table:table-cell office:value-type="string" calcext:value-type="string">
            <text:p>luniMonthIndex + 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aKhong</text:p>
          </table:table-cell>
          <table:table-cell office:value-type="string" calcext:value-type="string">
            <text:p>11 - hourIndex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aKiep</text:p>
          </table:table-cell>
          <table:table-cell office:value-type="string" calcext:value-type="string">
            <text:p>11 + hourIndex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iaVong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ieuKhach</text:p>
          </table:table-cell>
          <table:table-cell office:value-type="string" calcext:value-type="string">
            <text:p>chiOfYearIndex + 1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uong</text:p>
          </table:table-cell>
          <table:table-cell office:value-type="string" calcext:value-type="string">
            <text:p>truongSinh + k * 1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uongPhu</text:p>
          </table:table-cell>
          <table:table-cell office:value-type="string" calcext:value-type="string">
            <text:p>locTon + 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iaiThan</text:p>
          </table:table-cell>
          <table:table-cell office:value-type="string" calcext:value-type="string">
            <text:p>10 - chiOfYearIndex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oaCai</text:p>
          </table:table-cell>
          <table:table-cell office:value-type="string" calcext:value-type="string">
            <text:p>data[chiOfYearIndex]</text:p>
          </table:table-cell>
          <table:table-cell office:value-type="string" calcext:value-type="string">
            <text:p>[4, 1, 10, 7, 4, 1, 10, 7, 4, 1, 10, 7]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oaKhoa</text:p>
          </table:table-cell>
          <table:table-cell office:value-type="string" calcext:value-type="string">
            <text:p>data[canOfYearIndex]</text:p>
          </table:table-cell>
          <table:table-cell office:value-type="string" calcext:value-type="string">
            <text:p>[8+tuVi,tuVi,10-hourIndex,11+tuVi,10-luniMonthIndex,5+thienPhu,dongHoaKhoa ==0 ? (7+tuVi) : (1+thienPhu),4+hourIndex,phuHoaKhoa ==0 ? thienPhu : 4+luniMonthIndex,1+thienPhu]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oaKy</text:p>
          </table:table-cell>
          <table:table-cell office:value-type="string" calcext:value-type="string">
            <text:p>data[canOfYearIndex]</text:p>
          </table:table-cell>
          <table:table-cell office:value-type="string" calcext:value-type="string">
            <text:p>[9+tuVi,1+thienPhu,4+tuVi,3+thienPhu,11+tuVi,4+hourIndex,dongHoaKhoa ==0 ? (1+thienPhu) : (7+tuVi) ,10-hourIndex,8+tuVi,2+thienPhu]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oaLoc</text:p>
          </table:table-cell>
          <table:table-cell office:value-type="string" calcext:value-type="string">
            <text:p>data[canOfYearIndex]</text:p>
          </table:table-cell>
          <table:table-cell office:value-type="string" calcext:value-type="string">
            <text:p>[4+tuVi,11+tuVi,7+tuVi,1+thienPhu,2+thienPhu,8+tuVi,9+tuVi,3+thienPhu,5+thienPhu,10+thienPhu]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aQuyen</text:p>
          </table:table-cell>
          <table:table-cell office:value-type="string" calcext:value-type="string">
            <text:p>data[canOfYearIndex]</text:p>
          </table:table-cell>
          <table:table-cell office:value-type="string" calcext:value-type="string">
            <text:p>[10+thienPhu,5+thienPhu,11+tuVi,7+tuVi,1+thienPhu,2+thienPhu,8+tuVi,nhatHoaQuyen ==0 ? 9+tuVi : 5+thienPhu,tuVi,3+thienPhu]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aTinh</text:p>
          </table:table-cell>
          <table:table-cell office:value-type="string" calcext:value-type="string">
            <text:p>data[chiOfYearIndex] + k * hourIndex</text:p>
          </table:table-cell>
          <table:table-cell office:value-type="string" calcext:value-type="string">
            <text:p>[2, hoaLinhOption ==0 ? 3 : 10, 1, 9, 2, hoaLinhOption ==0 ? 3 : 10, 1, 9, 2, hoaLinhOption ==0 ? 3 : 10, 1, 9]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ongLoan</text:p>
          </table:table-cell>
          <table:table-cell office:value-type="string" calcext:value-type="string">
            <text:p>3 - chiOfYearIndex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uuBat</text:p>
          </table:table-cell>
          <table:table-cell office:value-type="string" calcext:value-type="string">
            <text:p>10 - luniMonthIndex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hyThan</text:p>
          </table:table-cell>
          <table:table-cell office:value-type="string" calcext:value-type="string">
            <text:p>locTon + k * 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iepSat</text:p>
          </table:table-cell>
          <table:table-cell office:value-type="string" calcext:value-type="string">
            <text:p>data[chiOfYearIndex]</text:p>
          </table:table-cell>
          <table:table-cell office:value-type="string" calcext:value-type="string">
            <text:p>[5, 2, 11, 8, 5, 2, 11, 8, 5, 2, 11, 8]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inhDuong</text:p>
          </table:table-cell>
          <table:table-cell office:value-type="string" calcext:value-type="string">
            <text:p>locTon + 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amQuan</text:p>
          </table:table-cell>
          <table:table-cell office:value-type="string" calcext:value-type="string">
            <text:p>truongSinh + k * 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emTrinh</text:p>
          </table:table-cell>
          <table:table-cell office:value-type="string" calcext:value-type="string">
            <text:p>tuVi + 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nhTinh</text:p>
          </table:table-cell>
          <table:table-cell office:value-type="string" calcext:value-type="string">
            <text:p>data[chiOfYearIndex] - k * hourIndex</text:p>
          </table:table-cell>
          <table:table-cell office:value-type="string" calcext:value-type="string">
            <text:p>[10, hoaLinhOption ==0 ? 10 : 3, 3, 10, 10, hoaLinhOption ==0 ? 10 : 3, 3, 10, 10, hoaLinhOption ==0 ? 10 : 3, 3, 10]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cTon</text:p>
          </table:table-cell>
          <table:table-cell office:value-type="string" calcext:value-type="string">
            <text:p>data[canOfYearIndex]</text:p>
          </table:table-cell>
          <table:table-cell office:value-type="string" calcext:value-type="string">
            <text:p>[2, 3, 5, 6, 5, 6, 8, 9, 11, 0]</text:p>
          </table:table-cell>
          <table:table-cell table:style-name="ce1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ongDuc</text:p>
          </table:table-cell>
          <table:table-cell office:value-type="string" calcext:value-type="string">
            <text:p>chiOfYearIndex + 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ongTri</text:p>
          </table:table-cell>
          <table:table-cell office:value-type="string" calcext:value-type="string">
            <text:p>chiOfYearIndex + 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ucSi</text:p>
          </table:table-cell>
          <table:table-cell office:value-type="string" calcext:value-type="string">
            <text:p>locTon + k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uuBachHo</text:p>
          </table:table-cell>
          <table:table-cell office:value-type="string" calcext:value-type="string">
            <text:p>chiOfWatchingYearIndex + 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uuDaLa</text:p>
          </table:table-cell>
          <table:table-cell office:value-type="string" calcext:value-type="string">
            <text:p>data[canOfWatchingYearIndex] + 11</text:p>
          </table:table-cell>
          <table:table-cell office:value-type="string" calcext:value-type="string">
            <text:p>[2, 3, 5, 6, 5, 6, 8, 9, 11, 0]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uuHa</text:p>
          </table:table-cell>
          <table:table-cell office:value-type="string" calcext:value-type="string">
            <text:p>data[canOfYearIndex]</text:p>
          </table:table-cell>
          <table:table-cell office:value-type="string" calcext:value-type="string">
            <text:p>[9, 10, 7, luuHaOption ==0 ? 8 : 4, 5, 6, luuHaOption ==0 ? 4 : 8, 3, 11, 2]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uuKinhDuong</text:p>
          </table:table-cell>
          <table:table-cell office:value-type="string" calcext:value-type="string">
            <text:p>data[canOfWatchingYearIndex] + 1</text:p>
          </table:table-cell>
          <table:table-cell office:value-type="string" calcext:value-type="string">
            <text:p>[2, 3, 5, 6, 5, 6, 8, 9, 11, 0]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uuLocTon</text:p>
          </table:table-cell>
          <table:table-cell office:value-type="string" calcext:value-type="string">
            <text:p>data[canOfWatchingYearIndex]</text:p>
          </table:table-cell>
          <table:table-cell office:value-type="string" calcext:value-type="string">
            <text:p>[2, 3, 5, 6, 5, 6, 8, 9, 11, 0]</text:p>
          </table:table-cell>
          <table:table-cell table:style-name="ce1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uuNienVanTinh</text:p>
          </table:table-cell>
          <table:table-cell office:value-type="string" calcext:value-type="string">
            <text:p>data[canOfYearIndex]</text:p>
          </table:table-cell>
          <table:table-cell office:value-type="string" calcext:value-type="string">
            <text:p>[5, 6, 8, 9, 8, 9, 11, 0, 9, 3]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uuTangMon</text:p>
          </table:table-cell>
          <table:table-cell office:value-type="string" calcext:value-type="string">
            <text:p>chiOfWatchingYearIndex + 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uuThaiTue</text:p>
          </table:table-cell>
          <table:table-cell office:value-type="string" calcext:value-type="string">
            <text:p>chiOfWatchingYearIndex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uuThienHu</text:p>
          </table:table-cell>
          <table:table-cell office:value-type="string" calcext:value-type="string">
            <text:p>chiOfWatchingYearIndex + 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uuThienKhoc</text:p>
          </table:table-cell>
          <table:table-cell office:value-type="string" calcext:value-type="string">
            <text:p>6 - chiOfWatchingYearIndex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uuThienMa</text:p>
          </table:table-cell>
          <table:table-cell office:value-type="string" calcext:value-type="string">
            <text:p>data[chiOfWatchingYearIndex]</text:p>
          </table:table-cell>
          <table:table-cell office:value-type="string" calcext:value-type="string">
            <text:p>[2, 11, 8, 5, 2, 11, 8, 5, 2, 11, 8, 5]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ruongSinh + k * 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ocDuc</text:p>
          </table:table-cell>
          <table:table-cell office:value-type="string" calcext:value-type="string">
            <text:p>truongSinh + k * 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guyetDuc</text:p>
          </table:table-cell>
          <table:table-cell office:value-type="string" calcext:value-type="string">
            <text:p>chiOfYearIndex + 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haQuan</text:p>
          </table:table-cell>
          <table:table-cell office:value-type="string" calcext:value-type="string">
            <text:p>thienPhu + 1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haToai</text:p>
          </table:table-cell>
          <table:table-cell office:value-type="string" calcext:value-type="string">
            <text:p>data[chiOfYearIndex]</text:p>
          </table:table-cell>
          <table:table-cell office:value-type="string" calcext:value-type="string">
            <text:p>[5, 1, 9, 5, 1, 9, 5, 1, 9, 5, 1, 9]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hiLiem</text:p>
          </table:table-cell>
          <table:table-cell office:value-type="string" calcext:value-type="string">
            <text:p>locTon + k * 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hongCao</text:p>
          </table:table-cell>
          <table:table-cell office:value-type="string" calcext:value-type="string">
            <text:p>hourIndex + 4 - 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hucBinh</text:p>
          </table:table-cell>
          <table:table-cell office:value-type="string" calcext:value-type="string">
            <text:p>locTon + k * 1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hucDuc</text:p>
          </table:table-cell>
          <table:table-cell office:value-type="string" calcext:value-type="string">
            <text:p>chiOfYearIndex + 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huongCac</text:p>
          </table:table-cell>
          <table:table-cell office:value-type="string" calcext:value-type="string">
            <text:p>10 - chiOfYearIndex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uanDoi</text:p>
          </table:table-cell>
          <table:table-cell office:value-type="string" calcext:value-type="string">
            <text:p>truongSinh + k * 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quanPhuf</text:p>
          </table:table-cell>
          <table:table-cell office:value-type="string" calcext:value-type="string">
            <text:p>chiOfYearIndex + 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quanPhur</text:p>
          </table:table-cell>
          <table:table-cell office:value-type="string" calcext:value-type="string">
            <text:p>locTon + k * 1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quaTu</text:p>
          </table:table-cell>
          <table:table-cell office:value-type="string" calcext:value-type="string">
            <text:p>data[chiOfYearIndex]</text:p>
          </table:table-cell>
          <table:table-cell office:value-type="string" calcext:value-type="string">
            <text:p>[10, 10, 1, 1, 1, 4, 4, 4, 7, 7, 7, 10]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quocAn</text:p>
          </table:table-cell>
          <table:table-cell office:value-type="string" calcext:value-type="string">
            <text:p>locTon + 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uy</text:p>
          </table:table-cell>
          <table:table-cell office:value-type="string" calcext:value-type="string">
            <text:p>truongSinh + k * 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amThai</text:p>
          </table:table-cell>
          <table:table-cell office:value-type="string" calcext:value-type="string">
            <text:p>luniMonthIndex + luniDay + 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ngMon</text:p>
          </table:table-cell>
          <table:table-cell office:value-type="string" calcext:value-type="string">
            <text:p>chiOfYearIndex + 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Phu</text:p>
          </table:table-cell>
          <table:table-cell office:value-type="string" calcext:value-type="string">
            <text:p>luniMonthIndex + 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auThu</text:p>
          </table:table-cell>
          <table:table-cell office:value-type="string" calcext:value-type="string">
            <text:p>locTon + k * 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ruongSinh + k * 1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aiAm</text:p>
          </table:table-cell>
          <table:table-cell office:value-type="string" calcext:value-type="string">
            <text:p>thienPhu + 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aiDuong</text:p>
          </table:table-cell>
          <table:table-cell office:value-type="string" calcext:value-type="string">
            <text:p>tuVi + 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aiPhu</text:p>
          </table:table-cell>
          <table:table-cell office:value-type="string" calcext:value-type="string">
            <text:p>hourIndex + 4 + 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haiTue</text:p>
          </table:table-cell>
          <table:table-cell office:value-type="string" calcext:value-type="string">
            <text:p>chiOfYearIndex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amLang</text:p>
          </table:table-cell>
          <table:table-cell office:value-type="string" calcext:value-type="string">
            <text:p>thienPhu + 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anhLong</text:p>
          </table:table-cell>
          <table:table-cell office:value-type="string" calcext:value-type="string">
            <text:p>locTon + k * 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atSat</text:p>
          </table:table-cell>
          <table:table-cell office:value-type="string" calcext:value-type="string">
            <text:p>thienPhu + 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ienCo</text:p>
          </table:table-cell>
          <table:table-cell office:value-type="string" calcext:value-type="string">
            <text:p>tuVi + 1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ienDong</text:p>
          </table:table-cell>
          <table:table-cell office:value-type="string" calcext:value-type="string">
            <text:p>tuVi + 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hienDuc</text:p>
          </table:table-cell>
          <table:table-cell office:value-type="string" calcext:value-type="string">
            <text:p>chiOfYearIndex + 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hienGiai</text:p>
          </table:table-cell>
          <table:table-cell office:value-type="string" calcext:value-type="string">
            <text:p>luniMonthIndex + 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ienHi</text:p>
          </table:table-cell>
          <table:table-cell office:value-type="string" calcext:value-type="string">
            <text:p>3-chiOfYearIndex-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ienHinh</text:p>
          </table:table-cell>
          <table:table-cell office:value-type="string" calcext:value-type="string">
            <text:p>luniMonthIndex + 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ienHu</text:p>
          </table:table-cell>
          <table:table-cell office:value-type="string" calcext:value-type="string">
            <text:p>chiOfYearIndex + 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ienKhoc</text:p>
          </table:table-cell>
          <table:table-cell office:value-type="string" calcext:value-type="string">
            <text:p>6 - chiOfYearIndex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ienKhoi</text:p>
          </table:table-cell>
          <table:table-cell office:value-type="string" calcext:value-type="string">
            <text:p>data[chiOfYearIndex]</text:p>
          </table:table-cell>
          <table:table-cell office:value-type="string" calcext:value-type="string">
            <text:p>[1, 0, 11, 11, 1, 0, khoiVietOption==0 ? 6 : 1, 6, 3, 3]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ienKhong</text:p>
          </table:table-cell>
          <table:table-cell office:value-type="string" calcext:value-type="string">
            <text:p>chiOfYearIndex + 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ienL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ienLuong</text:p>
          </table:table-cell>
          <table:table-cell office:value-type="string" calcext:value-type="string">
            <text:p>thienPhu + 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hienMa</text:p>
          </table:table-cell>
          <table:table-cell office:value-type="string" calcext:value-type="string">
            <text:p>data[chiOfYearIndex]</text:p>
          </table:table-cell>
          <table:table-cell office:value-type="string" calcext:value-type="string">
            <text:p>[2, 11, 8, 5, 2, 11, 8, 5, 2, 11, 8, 5]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ienPhu</text:p>
          </table:table-cell>
          <table:table-cell office:value-type="string" calcext:value-type="string">
            <text:p>tuVi &lt; 5 ? 4-tuVi : 16-tuVi</text:p>
          </table:table-cell>
          <table:table-cell/>
          <table:table-cell table:style-name="ce1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ienPhuc</text:p>
          </table:table-cell>
          <table:table-cell office:value-type="string" calcext:value-type="string">
            <text:p>data[canOfYearIndex]</text:p>
          </table:table-cell>
          <table:table-cell office:value-type="string" calcext:value-type="string">
            <text:p>[9, 8, 0, 11, 3, 2, 6, 5, 6, 5]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ienQuan</text:p>
          </table:table-cell>
          <table:table-cell office:value-type="string" calcext:value-type="string">
            <text:p>data[canOfYearIndex]</text:p>
          </table:table-cell>
          <table:table-cell office:value-type="string" calcext:value-type="string">
            <text:p>[7, 4, 5, 2, 3, 9, 11, 9, 10, 6]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hienQuy</text:p>
          </table:table-cell>
          <table:table-cell office:value-type="string" calcext:value-type="string">
            <text:p>hourIndex-luniDay+ 4+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hienRieu</text:p>
          </table:table-cell>
          <table:table-cell office:value-type="string" calcext:value-type="string">
            <text:p>luniMonthIndex + 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ienSu</text:p>
          </table:table-cell>
          <table:table-cell office:value-type="string" calcext:value-type="string">
            <text:p>2 + luniMonthIndex - hourIndex + 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hienTai</text:p>
          </table:table-cell>
          <table:table-cell office:value-type="string" calcext:value-type="string">
            <text:p>2 + luniMonthIndex - hourIndex + chiOfYearIndex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ienTho</text:p>
          </table:table-cell>
          <table:table-cell office:value-type="string" calcext:value-type="string">
            <text:p>2 + luniMonthIndex + hourIndex + chiOfYearIndex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hienThuong</text:p>
          </table:table-cell>
          <table:table-cell office:value-type="string" calcext:value-type="string">
            <text:p>2 + luniMonthIndex - hourIndex + 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hienTru</text:p>
          </table:table-cell>
          <table:table-cell office:value-type="string" calcext:value-type="string">
            <text:p>data[canOfYearIndex]</text:p>
          </table:table-cell>
          <table:table-cell office:value-type="string" calcext:value-type="string">
            <text:p>[5, 6, 0, 5, 6, 8, 2, 6, 9, 10]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ienTuong</text:p>
          </table:table-cell>
          <table:table-cell office:value-type="string" calcext:value-type="string">
            <text:p>thienPhu + 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ienViet</text:p>
          </table:table-cell>
          <table:table-cell office:value-type="string" calcext:value-type="string">
            <text:p>data[canOfYearIndex]</text:p>
          </table:table-cell>
          <table:table-cell office:value-type="string" calcext:value-type="string">
            <text:p>[7, 8, 9, 9, 7, 8, khoiVietOption==0 ? 2 : 7, 2, 5, 5]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hienY</text:p>
          </table:table-cell>
          <table:table-cell office:value-type="string" calcext:value-type="string">
            <text:p>luniMonthIndex+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ieuAm</text:p>
          </table:table-cell>
          <table:table-cell office:value-type="string" calcext:value-type="string">
            <text:p>canOfYearIndex + 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hieuDuong</text:p>
          </table:table-cell>
          <table:table-cell office:value-type="string" calcext:value-type="string">
            <text:p>chiOfYearIndex + 1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ieuHao</text:p>
          </table:table-cell>
          <table:table-cell office:value-type="string" calcext:value-type="string">
            <text:p>locTon + k * 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ucPhu</text:p>
          </table:table-cell>
          <table:table-cell office:value-type="string" calcext:value-type="string">
            <text:p>chiOfYearIndex + 1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uongSinh</text:p>
          </table:table-cell>
          <table:table-cell office:value-type="string" calcext:value-type="string">
            <text:p>data[cuc-2]</text:p>
          </table:table-cell>
          <table:table-cell office:value-type="string" calcext:value-type="string">
            <text:p>[truongSinhOption ==0 ? 8 : amDuongNghichLy==0 ? 8 : 0, truongSinhOption ==0 ? 11 : amDuongNghichLy==0 ? 11 : 3, truongSinhOption ==0 ? 5 : amDuongNghichLy==0 ? 5 : 9, truongSinhOption ==0 ? 8 : amDuongNghichLy==0 ? 8 : 0, truongSinhOption ==0 ? 2 : amDuongNghichLy==0 ? 2 : 6]</text:p>
          </table:table-cell>
          <table:table-cell table:style-name="ce1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ruongSinh + k * 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uePha</text:p>
          </table:table-cell>
          <table:table-cell office:value-type="string" calcext:value-type="string">
            <text:p>chiOfYearIndex + 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uongQuan</text:p>
          </table:table-cell>
          <table:table-cell office:value-type="string" calcext:value-type="string">
            <text:p>locTon + k * 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uPhu</text:p>
          </table:table-cell>
          <table:table-cell office:value-type="string" calcext:value-type="string">
            <text:p>chiOfYearIndex + 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Vi</text:p>
          </table:table-cell>
          <table:table-cell office:value-type="string" calcext:value-type="string">
            <text:p>2+ (luniDay % cuc ==0 ? floor(luniDay/cuc) : ceil(luniDay/cuc)) - 1 + (luniDay % cuc ==0 ? 0 : (luniDay % cuc ==0 ? floor(luniDay/cuc) : ceil(luniDay/cuc)) * cuc - luniDay) *((q==0 ? 0 : (q==0 ? floor(luniDay/cuc) : ceil(luniDay/cuc)) * cuc - luniDay) % 2 == 0 ? 1 : -1)</text:p>
          </table:table-cell>
          <table:table-cell/>
          <table:table-cell table:style-name="ce10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uyet</text:p>
          </table:table-cell>
          <table:table-cell office:value-type="string" calcext:value-type="string">
            <text:p>truongSinh + k * 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anKhuc</text:p>
          </table:table-cell>
          <table:table-cell office:value-type="string" calcext:value-type="string">
            <text:p>hourIndex + 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nXuong</text:p>
          </table:table-cell>
          <table:table-cell office:value-type="string" calcext:value-type="string">
            <text:p>10 - hourIndex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uKhuc</text:p>
          </table:table-cell>
          <table:table-cell office:value-type="string" calcext:value-type="string">
            <text:p>tuVi + 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Định vị_2'.B1:'Định vị_2'.F11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08:40:03.710029307</meta:creation-date>
    <dc:date>2023-08-06T17:53:48.933772148</dc:date>
    <meta:editing-duration>P2DT22H52M53S</meta:editing-duration>
    <meta:editing-cycles>322</meta:editing-cycles>
    <meta:generator>LibreOffice/7.3.7.2$Linux_X86_64 LibreOffice_project/30$Build-2</meta:generator>
    <meta:document-statistic meta:table-count="1" meta:cell-count="509" meta:object-count="0"/>
  </office:meta>
</office:document-meta>
</file>